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sans-serif" svg:font-family="Robo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Roboto, sans-serif" fo:color="#000000" fo:font-size="14pt" style:font-size-asian="14pt"/>
    </style:style>
    <style:style style:name="P2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3" style:parent-style-name="Standard" style:family="paragraph">
      <style:text-properties style:font-name="Roboto, sans-serif" fo:color="#000000" fo:font-size="14pt" style:font-size-asian="14pt"/>
    </style:style>
    <style:style style:name="P4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5" style:parent-style-name="Standard" style:family="paragraph">
      <style:text-properties style:font-name="Roboto, sans-serif" fo:color="#000000" fo:font-size="14pt" style:font-size-asian="14pt"/>
    </style:style>
    <style:style style:name="P6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7" style:parent-style-name="Standard" style:family="paragraph">
      <style:text-properties style:font-name="Roboto, sans-serif" fo:color="#000000" fo:font-size="14pt" style:font-size-asian="14pt"/>
    </style:style>
    <style:style style:name="P8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9" style:parent-style-name="Standard" style:family="paragraph">
      <style:text-properties style:font-name="Roboto, sans-serif" fo:color="#000000" fo:font-size="14pt" style:font-size-asian="14pt"/>
    </style:style>
    <style:style style:name="P10" style:parent-style-name="Standard" style:family="paragraph">
      <style:paragraph-properties fo:line-height="150%"/>
    </style:style>
    <style:style style:name="T11" style:parent-style-name="Fuentedepárrafopredeter." style:family="text">
      <style:text-properties style:font-name="Roboto, sans-serif" fo:color="#000000" fo:font-size="14pt" style:font-size-asian="14pt"/>
    </style:style>
    <style:style style:name="T12" style:parent-style-name="Fuentedepárrafopredeter." style:family="text">
      <style:text-properties style:font-name="Roboto, sans-serif" fo:color="#000000" fo:font-size="14pt" style:font-size-asian="14pt" fo:background-color="#FFFF00"/>
    </style:style>
    <style:style style:name="T13" style:parent-style-name="Fuentedepárrafopredeter." style:family="text">
      <style:text-properties style:font-name="Roboto, sans-serif" fo:color="#000000" fo:font-size="14pt" style:font-size-asian="14pt" fo:background-color="#FFFF00"/>
    </style:style>
    <style:style style:name="P14" style:parent-style-name="Standard" style:family="paragraph">
      <style:text-properties style:font-name="Roboto, sans-serif" fo:color="#000000" fo:font-size="14pt" style:font-size-asian="14pt"/>
    </style:style>
    <style:style style:name="P15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16" style:parent-style-name="Standard" style:family="paragraph">
      <style:text-properties style:font-name="Roboto, sans-serif" fo:color="#000000" fo:font-size="14pt" style:font-size-asian="14pt"/>
    </style:style>
    <style:style style:name="P17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18" style:parent-style-name="Standard" style:family="paragraph">
      <style:text-properties style:font-name="Roboto, sans-serif" fo:color="#000000" fo:font-size="14pt" style:font-size-asian="14pt"/>
    </style:style>
    <style:style style:name="P19" style:parent-style-name="Standard" style:family="paragraph">
      <style:paragraph-properties fo:line-height="150%"/>
    </style:style>
    <style:style style:name="T20" style:parent-style-name="Fuentedepárrafopredeter." style:family="text">
      <style:text-properties style:font-name="Roboto, sans-serif" fo:color="#00B050" fo:font-size="14pt" style:font-size-asian="14pt"/>
    </style:style>
    <style:style style:name="T21" style:parent-style-name="Fuentedepárrafopredeter." style:family="text">
      <style:text-properties style:font-name="Roboto, sans-serif" fo:color="#000000" fo:font-size="14pt" style:font-size-asian="14pt"/>
    </style:style>
    <style:style style:name="T22" style:parent-style-name="Fuentedepárrafopredeter." style:family="text">
      <style:text-properties style:font-name="Roboto, sans-serif" fo:color="#000000" fo:font-size="14pt" style:font-size-asian="14pt" fo:background-color="#FFFF00"/>
    </style:style>
    <style:style style:name="P23" style:parent-style-name="Standard" style:family="paragraph">
      <style:text-properties style:font-name="Roboto, sans-serif" fo:color="#000000" fo:font-size="14pt" style:font-size-asian="14pt"/>
    </style:style>
    <style:style style:name="P24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25" style:parent-style-name="Standard" style:family="paragraph">
      <style:text-properties style:font-name="Roboto, sans-serif" fo:color="#000000" fo:font-size="14pt" style:font-size-asian="14pt"/>
    </style:style>
    <style:style style:name="P26" style:parent-style-name="Standard" style:family="paragraph">
      <style:paragraph-properties fo:line-height="150%"/>
    </style:style>
    <style:style style:name="T27" style:parent-style-name="Fuentedepárrafopredeter." style:family="text">
      <style:text-properties style:font-name="Roboto, sans-serif" fo:color="#00B050" fo:font-size="14pt" style:font-size-asian="14pt"/>
    </style:style>
    <style:style style:name="T28" style:parent-style-name="Fuentedepárrafopredeter." style:family="text">
      <style:text-properties style:font-name="Roboto, sans-serif" fo:color="#00B050" fo:font-size="14pt" style:font-size-asian="14pt"/>
    </style:style>
    <style:style style:name="T29" style:parent-style-name="Fuentedepárrafopredeter." style:family="text">
      <style:text-properties style:font-name="Roboto, sans-serif" fo:color="#000000" fo:font-size="14pt" style:font-size-asian="14pt"/>
    </style:style>
    <style:style style:name="T30" style:parent-style-name="Fuentedepárrafopredeter." style:family="text">
      <style:text-properties style:font-name="Roboto, sans-serif" fo:color="#000000" fo:font-size="14pt" style:font-size-asian="14pt" fo:background-color="#FFFF00"/>
    </style:style>
    <style:style style:name="P31" style:parent-style-name="Standard" style:family="paragraph">
      <style:text-properties style:font-name="Roboto, sans-serif" fo:color="#000000" fo:font-size="14pt" style:font-size-asian="14pt"/>
    </style:style>
    <style:style style:name="P32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33" style:parent-style-name="Standard" style:family="paragraph">
      <style:text-properties style:font-name="Roboto, sans-serif" fo:color="#000000" fo:font-size="14pt" style:font-size-asian="14pt"/>
    </style:style>
    <style:style style:name="P34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35" style:parent-style-name="Standard" style:family="paragraph">
      <style:text-properties style:font-name="Roboto, sans-serif" fo:color="#000000" fo:font-size="14pt" style:font-size-asian="14pt"/>
    </style:style>
    <style:style style:name="P36" style:parent-style-name="Standard" style:family="paragraph">
      <style:text-properties style:font-name="Roboto, sans-serif" fo:color="#00B050" fo:font-size="14pt" style:font-size-asian="14pt"/>
    </style:style>
    <style:style style:name="P37" style:parent-style-name="Standard" style:family="paragraph">
      <style:paragraph-properties fo:line-height="150%"/>
    </style:style>
    <style:style style:name="T38" style:parent-style-name="Fuentedepárrafopredeter." style:family="text">
      <style:text-properties style:font-name="Roboto, sans-serif" fo:color="#000000" fo:font-size="14pt" style:font-size-asian="14pt"/>
    </style:style>
    <style:style style:name="T39" style:parent-style-name="Fuentedepárrafopredeter." style:family="text">
      <style:text-properties style:font-name="Roboto, sans-serif" fo:color="#000000" fo:font-size="14pt" style:font-size-asian="14pt" fo:background-color="#FFFF00"/>
    </style:style>
    <style:style style:name="P40" style:parent-style-name="Standard" style:family="paragraph">
      <style:text-properties style:font-name="Roboto, sans-serif" fo:color="#000000" fo:font-size="14pt" style:font-size-asian="14pt"/>
    </style:style>
    <style:style style:name="P41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42" style:parent-style-name="Standard" style:family="paragraph">
      <style:text-properties style:font-name="Roboto, sans-serif" fo:color="#000000" fo:font-size="14pt" style:font-size-asian="14pt"/>
    </style:style>
    <style:style style:name="P43" style:parent-style-name="Standard" style:family="paragraph">
      <style:paragraph-properties fo:line-height="150%"/>
    </style:style>
    <style:style style:name="T44" style:parent-style-name="Fuentedepárrafopredeter." style:family="text">
      <style:text-properties style:font-name="Roboto, sans-serif" fo:color="#000000" fo:font-size="14pt" style:font-size-asian="14pt"/>
    </style:style>
    <style:style style:name="T45" style:parent-style-name="Fuentedepárrafopredeter." style:family="text">
      <style:text-properties style:font-name="Roboto, sans-serif" fo:color="#000000" fo:font-size="14pt" style:font-size-asian="14pt" fo:background-color="#FFFF00"/>
    </style:style>
    <style:style style:name="P46" style:parent-style-name="Standard" style:family="paragraph">
      <style:text-properties style:font-name="Roboto, sans-serif" fo:color="#000000" fo:font-size="14pt" style:font-size-asian="14pt"/>
    </style:style>
    <style:style style:name="P47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48" style:parent-style-name="Standard" style:family="paragraph">
      <style:text-properties style:font-name="Roboto, sans-serif" fo:color="#000000" fo:font-size="14pt" style:font-size-asian="14pt"/>
    </style:style>
    <style:style style:name="P49" style:parent-style-name="Standard" style:family="paragraph">
      <style:paragraph-properties fo:line-height="150%"/>
    </style:style>
    <style:style style:name="T50" style:parent-style-name="Fuentedepárrafopredeter." style:family="text">
      <style:text-properties style:font-name="Roboto, sans-serif" fo:color="#000000" fo:font-size="14pt" style:font-size-asian="14pt"/>
    </style:style>
    <style:style style:name="T51" style:parent-style-name="Fuentedepárrafopredeter." style:family="text">
      <style:text-properties style:font-name="Roboto, sans-serif" fo:color="#FF0000" fo:font-size="14pt" style:font-size-asian="14pt" fo:background-color="#FFFF00"/>
    </style:style>
    <style:style style:name="P52" style:parent-style-name="Standard" style:family="paragraph">
      <style:text-properties style:font-name="Roboto, sans-serif" fo:color="#000000" fo:font-size="14pt" style:font-size-asian="14pt"/>
    </style:style>
    <style:style style:name="P53" style:parent-style-name="Standard" style:family="paragraph">
      <style:paragraph-properties fo:line-height="150%"/>
    </style:style>
    <style:style style:name="T54" style:parent-style-name="Fuentedepárrafopredeter." style:family="text">
      <style:text-properties style:font-name="Roboto, sans-serif" fo:color="#000000" fo:font-size="14pt" style:font-size-asian="14pt"/>
    </style:style>
    <style:style style:name="T55" style:parent-style-name="Fuentedepárrafopredeter." style:family="text">
      <style:text-properties style:font-name="Roboto, sans-serif" fo:color="#000000" fo:font-size="14pt" style:font-size-asian="14pt" fo:background-color="#FFFF00"/>
    </style:style>
    <style:style style:name="P56" style:parent-style-name="Standard" style:family="paragraph">
      <style:text-properties style:font-name="Roboto, sans-serif" fo:color="#000000" fo:font-size="14pt" style:font-size-asian="14pt"/>
    </style:style>
    <style:style style:name="P57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58" style:parent-style-name="Standard" style:family="paragraph">
      <style:text-properties style:font-name="Roboto, sans-serif" fo:color="#000000" fo:font-size="14pt" style:font-size-asian="14pt"/>
    </style:style>
    <style:style style:name="P59" style:parent-style-name="Standard" style:family="paragraph">
      <style:paragraph-properties fo:line-height="150%"/>
      <style:text-properties style:font-name="Roboto, sans-serif" fo:color="#000000" fo:font-size="14pt" style:font-size-asian="14pt"/>
    </style:style>
    <style:style style:name="P60" style:parent-style-name="Standard" style:family="paragraph">
      <style:text-properties fo:color="#000000"/>
    </style:style>
  </office:automatic-styles>
  <office:body>
    <office:text text:use-soft-page-breaks="true">
      <text:p text:style-name="P1">1.¿Para qué sirve el sufijo 'spec' en el título de un archivo de prueba?</text:p>
      <text:p text:style-name="P2">Para que la prueba pueda ser reconocida como tal en Cypress.</text:p>
      <text:p text:style-name="P3">2.¿Cuando tengas un elemento que contiene dos clases, cómo se escribiría la prueba?</text:p>
      <text:p text:style-name="P4">cy.get('.primer-clase.segunda-clase')</text:p>
      <text:p text:style-name="P5">3.¿Qué comando podemos usar para "Guardar un elemento" y poder aplicar otros comandos?</text:p>
      <text:p text:style-name="P6">.then()</text:p>
      <text:p text:style-name="P7">4.Son palabras llave para crear aserciones:</text:p>
      <text:p text:style-name="P8">expect,assert,should</text:p>
      <text:p text:style-name="P9">5.¿Cuál de estos NO son hooks en Cypress?</text:p>
      <text:p text:style-name="P10"><text:span text:style-name="T11">it y describe<text:s/></text:span><text:span text:style-name="T12">10</text:span><text:span text:style-name="T13">/23</text:span></text:p>
      <text:p text:style-name="P14">6.¿Quá debemos de hacer para poder usar el debugger?</text:p>
      <text:p text:style-name="P15">Abrir las devtools sino no podremos verlo en efecto.</text:p>
      <text:p text:style-name="P16">7.¿Cuál es la ventaja de correr una prueba en modo headless?</text:p>
      <text:p text:style-name="P17">Es más rápida la ejecución y puede ahorrarnos incluso costos de operacion, si corremos nuestras pruebas en un CI/CD.</text:p>
      <text:p text:style-name="P18">8.¿Cypress solo permite crear videos y capturas de pantalla en el modo headless?</text:p>
      <text:p text:style-name="P19"><text:span text:style-name="T20">verdadero</text:span><text:span text:style-name="T21"><text:s/></text:span><text:span text:style-name="T22">13/23</text:span></text:p>
      <text:p text:style-name="P23">9.¿Es posible hacer un debug en el log en el modo headless?</text:p>
      <text:p text:style-name="P24">Verdadero</text:p>
      <text:p text:style-name="P25">10.¿Un id dinámico puede servir como identificador de un elemento?</text:p>
      <text:p text:style-name="P26"><text:span text:style-name="T27">Fals</text:span><text:span text:style-name="T28">o</text:span><text:span text:style-name="T29"><text:s/></text:span><text:span text:style-name="T30">14/23</text:span></text:p>
      <text:p text:style-name="P31">11.¿it.only permite correr solo esta prueba?</text:p>
      <text:p text:style-name="P32">Verdadero</text:p>
      <text:p text:style-name="P33">12.¿Cómo limpiar el input de un formulario?</text:p>
      <text:p text:style-name="P34">cy.get('#id').type('{selectAll}{backspace}') o cy.get('#id').clear()</text:p>
      <text:p text:style-name="P35">13.¿Por qué debes utilizar function y no una arrow<text:s/>function cuando quieres utilizar una información obtenida de una prueba anterior?</text:p>
      <text:p text:style-name="P36">Para que tengan contexto(this.)</text:p>
      <text:p text:style-name="P37"><text:span text:style-name="T38">Porque necesitas que la función tenga un nombre y retorno explícito.<text:s/></text:span><text:span text:style-name="T39">17/23</text:span></text:p>
      <text:p text:style-name="P40">14.En un dropdown puedes hacer aserciones basadas en valor, texto o indice.</text:p>
      <text:p text:style-name="P41">Verdadero</text:p>
      <text:p text:style-name="P42">15.Librería que es muy común encontrar en páginas hechas con React y que analizamos como llenar fechas en la clase.</text:p>
      <text:p text:style-name="P43"><text:span text:style-name="T44">Select-react.<text:s/></text:span><text:span text:style-name="T45">18/23</text:span></text:p>
      <text:p text:style-name="P46">16.Cypress permite hacer pruebas del contenido de tablas usando invoke o then.</text:p>
      <text:p text:style-name="P47">Verdadero</text:p>
      <text:p text:style-name="P48">17.¿Qué comando utilizamos para llenar<text:s/>una fecha?</text:p>
      <text:p text:style-name="P49"><text:span text:style-name="T50">Utilizamos .setDate() ya que las fechas requieren un trato especial.<text:s/></text:span><text:span text:style-name="T51">20/23</text:span></text:p>
      <text:p text:style-name="P52">18.¿Para qué sirve cy.on?</text:p>
      <text:p text:style-name="P53"><text:span text:style-name="T54">Para prender el modo de escucha de cypress<text:s/></text:span><text:span text:style-name="T55">21/23</text:span></text:p>
      <text:p text:style-name="P56">19.¿Para qué sirve cy.stub()?</text:p>
      <text:p text:style-name="P57">Para reemplazar una función, registrar su uso y controlar su comportamiento.</text:p>
      <text:p text:style-name="P58">20.Diferente de Cypress, Selenium da soporte para varios navegadores. Eso permite que pruebes tu proyecto en diferentes navegadores y es una ventaja de Selenium sobre Cypress.</text:p>
      <text:p text:style-name="P59">Verdadero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sans-serif" svg:font-family="Roboto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 Montalvo</dc:creator>
    <meta:creation-date>2023-02-01T18:19:00Z</meta:creation-date>
    <dc:date>2023-02-02T19:14:00Z</dc:date>
    <meta:template xlink:href="Normal.dotm" xlink:type="simple"/>
    <meta:editing-cycles>3</meta:editing-cycles>
    <meta:editing-duration>PT27780S</meta:editing-duration>
    <meta:document-statistic meta:page-count="1" meta:paragraph-count="4" meta:word-count="341" meta:character-count="2217" meta:row-count="15" meta:non-whitespace-character-count="1880"/>
  </office:meta>
</office:document-meta>
</file>